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8ae" officeooo:paragraph-rsid="0007b8ae"/>
    </style:style>
    <style:style style:name="P2" style:family="paragraph" style:parent-style-name="Standard">
      <style:text-properties officeooo:rsid="000a12e0" officeooo:paragraph-rsid="000a12e0"/>
    </style:style>
    <style:style style:name="P3" style:family="paragraph" style:parent-style-name="Standard">
      <style:text-properties officeooo:rsid="000d5f2b" officeooo:paragraph-rsid="000d5f2b"/>
    </style:style>
    <style:style style:name="P4" style:family="paragraph" style:parent-style-name="Standard">
      <style:text-properties fo:color="#c9211e" loext:opacity="100%" officeooo:rsid="000d5f2b" officeooo:paragraph-rsid="000d5f2b"/>
    </style:style>
    <style:style style:name="P5" style:family="paragraph" style:parent-style-name="Standard">
      <style:text-properties officeooo:rsid="000d5f2b" officeooo:paragraph-rsid="000d5f2b" fo:background-color="transparent"/>
    </style:style>
    <style:style style:name="P6" style:family="paragraph" style:parent-style-name="Standard">
      <style:text-properties officeooo:rsid="0010093f" officeooo:paragraph-rsid="0010093f" fo:background-color="transparent"/>
    </style:style>
    <style:style style:name="P7" style:family="paragraph" style:parent-style-name="Standard">
      <style:text-properties fo:color="#111111" loext:opacity="100%" style:font-name="Consolas" fo:font-size="10.5pt" fo:font-weight="normal" officeooo:rsid="000d5f2b" officeooo:paragraph-rsid="000d5f2b" fo:background-color="transparent"/>
    </style:style>
    <style:style style:name="P8" style:family="paragraph" style:parent-style-name="Standard">
      <style:text-properties fo:color="#00a933" loext:opacity="100%" officeooo:rsid="000d5f2b" officeooo:paragraph-rsid="000d5f2b" fo:background-color="transparent"/>
    </style:style>
    <style:style style:name="P9" style:family="paragraph" style:parent-style-name="Standard">
      <style:text-properties fo:color="#55308d" loext:opacity="100%" officeooo:rsid="00141889" officeooo:paragraph-rsid="00141889" fo:background-color="transparent"/>
    </style:style>
    <style:style style:name="P10" style:family="paragraph" style:parent-style-name="Standard">
      <style:text-properties fo:color="#55308d" loext:opacity="100%" officeooo:rsid="00172265" officeooo:paragraph-rsid="00172265" fo:background-color="transparent"/>
    </style:style>
    <style:style style:name="P11" style:family="paragraph" style:parent-style-name="Standard">
      <style:text-properties fo:color="#55308d" loext:opacity="100%" officeooo:rsid="0017ce9e" officeooo:paragraph-rsid="0017ce9e" fo:background-color="transparent"/>
    </style:style>
    <style:style style:name="P12" style:family="paragraph" style:parent-style-name="Standard">
      <style:text-properties fo:color="#55308d" loext:opacity="100%" officeooo:rsid="001b92f0" officeooo:paragraph-rsid="001b92f0" fo:background-color="transparent"/>
    </style:style>
    <style:style style:name="T1" style:family="text">
      <style:text-properties officeooo:rsid="00089c0f"/>
    </style:style>
    <style:style style:name="T2" style:family="text">
      <style:text-properties officeooo:rsid="000a12e0"/>
    </style:style>
    <style:style style:name="T3" style:family="text">
      <style:text-properties officeooo:rsid="000d5f2b"/>
    </style:style>
    <style:style style:name="T4" style:family="text">
      <style:text-properties officeooo:rsid="000d9fc9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0e6608"/>
    </style:style>
    <style:style style:name="T7" style:family="text">
      <style:text-properties fo:color="#00a933" loext:opacity="100%" officeooo:rsid="001184d1"/>
    </style:style>
    <style:style style:name="T8" style:family="text">
      <style:text-properties officeooo:rsid="001184d1"/>
    </style:style>
    <style:style style:name="T9" style:family="text">
      <style:text-properties fo:color="#111111" loext:opacity="100%" officeooo:rsid="001184d1"/>
    </style:style>
    <style:style style:name="T10" style:family="text">
      <style:text-properties officeooo:rsid="00135b9e"/>
    </style:style>
    <style:style style:name="T11" style:family="text">
      <style:text-properties officeooo:rsid="00141889"/>
    </style:style>
    <style:style style:name="T12" style:family="text">
      <style:text-properties fo:color="#1c1c1c" loext:opacity="100%"/>
    </style:style>
    <style:style style:name="T13" style:family="text">
      <style:text-properties fo:color="#1c1c1c" loext:opacity="100%" officeooo:rsid="0015066f"/>
    </style:style>
    <style:style style:name="T14" style:family="text">
      <style:text-properties fo:color="#1c1c1c" loext:opacity="100%" officeooo:rsid="0016ed38"/>
    </style:style>
    <style:style style:name="T15" style:family="text">
      <style:text-properties fo:color="#1c1c1c" loext:opacity="100%" officeooo:rsid="0018374f"/>
    </style:style>
    <style:style style:name="T16" style:family="text">
      <style:text-properties fo:color="#1c1c1c" loext:opacity="100%" officeooo:rsid="0019f66a"/>
    </style:style>
    <style:style style:name="T17" style:family="text">
      <style:text-properties officeooo:rsid="0015066f"/>
    </style:style>
    <style:style style:name="T18" style:family="text">
      <style:text-properties officeooo:rsid="001c48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dados JavaScript</text:p>
      <text:p text:style-name="P1"/>
      <text:p text:style-name="P1">Number → <text:span text:style-name="T1">Todos os tipos numéricos </text:span></text:p>
      <text:p text:style-name="P1"/>
      <text:p text:style-name="P1">String → <text:span text:style-name="T1">São uma cadeia de caracteres ou seja textos e para representá-los os colocamos entre aspas duplas ou simples.</text:span></text:p>
      <text:p text:style-name="P1"/>
      <text:p text:style-name="P1">Boolean →<text:span text:style-name="T1">São lógicas de valores verdadeiras ou falsas (true/false)</text:span></text:p>
      <text:p text:style-name="P1"/>
      <text:p text:style-name="P1">Null →<text:span text:style-name="T1">Forma de dizer que uma variável não tem valor.</text:span></text:p>
      <text:p text:style-name="P1"/>
      <text:p text:style-name="P1">Undefined →<text:span text:style-name="T2">Representa um valor não-setado é inserido automaticamente pelo javascript</text:span></text:p>
      <text:p text:style-name="P1"/>
      <text:p text:style-name="P1">Object → <text:span text:style-name="T2">Estruturas de dados complexas</text:span></text:p>
      <text:p text:style-name="P1"><text:tab/><text:tab/>- <text:span text:style-name="T2">Arrays, Datas, Literais, etc</text:span></text:p>
      <text:p text:style-name="P1"/>
      <text:p text:style-name="P2">Symbol → Utilizado com objetos </text:p>
      <text:p text:style-name="P1"/>
      <text:p text:style-name="P1">BigInt → <text:span text:style-name="T3">Utilizado para manipular números grandes</text:span></text:p>
      <text:p text:style-name="P1"/>
      <text:p text:style-name="P1"/>
      <text:p text:style-name="P1"/>
      <text:p text:style-name="P4">Strings</text:p>
      <text:p text:style-name="P3"/>
      <text:p text:style-name="P3">As Strings <text:span text:style-name="T4">são utilizadas para armazenar letras números ou qualquer outro tipo de carácter, por exemplo, dar para armazenar nome, e-mail, endereço.</text:span></text:p>
      <text:p text:style-name="P3"><text:tab/><text:span text:style-name="T10">Ou seja, Strings são um encadeamento de caracteres envolvidas entre aspas seja eles letras ou números, strings podem ser concatenadas através do sinal de mais(+), Strings tem propriedades e <text:s/>para utilizamos usamos a notação de ponto(.) e o nome da propriedade para fazer com que um valor seja obtido, strings também tem métodos </text:span><text:span text:style-name="T11">que em essência são a mesma coisa que funções, métodos são pedaços de códigos que executam funções específica e agente reconhece invocação de métodos olhando e vendo que tem uma abertura e fechamento de parêntese no final de uma palavra. </text:span></text:p>
      <text:p text:style-name="P3"/>
      <text:p text:style-name="P7"><text:span text:style-name="T5">.Len</text:span><text:span text:style-name="T6">gh</text:span><text:span text:style-name="T5">t </text:span>- método que demonstra quantos caracteres têm em uma string</text:p>
      <text:p text:style-name="P5"><text:span text:style-name="T5">.</text:span><text:span text:style-name="T7">toUpperCase()</text:span><text:span text:style-name="T8"> - Deixa tudo maiúsculo.</text:span></text:p>
      <text:p text:style-name="P8">.<text:span text:style-name="T8">toLowerCase() </text:span><text:span text:style-name="T9">- Deixa tudo minúsculo.</text:span></text:p>
      <text:p text:style-name="P5"/>
      <text:p text:style-name="P6">Função</text:p>
      <text:p text:style-name="P6"/>
      <text:p text:style-name="P6"><text:tab/>Um pedaço de código que executa alguma ação especifica.</text:p>
      <text:p text:style-name="P6"/>
      <text:p text:style-name="P6">Método </text:p>
      <text:p text:style-name="P6"><text:tab/>É uma função que está associada a um objeto ou tipo de dado particular.</text:p>
      <text:p text:style-name="P6"/>
      <text:p text:style-name="P6"><text:tab/></text:p>
      <text:p text:style-name="P6"/>
      <text:p text:style-name="P9">Métodos <text:span text:style-name="T12">Comuns de strings</text:span></text:p>
      <text:p text:style-name="P9"><text:span text:style-name="T12"/></text:p>
      <text:p text:style-name="Standard">.<text:span text:style-name="T18">i</text:span>ndexOf<text:span text:style-name="T17">()</text:span> – <text:span text:style-name="T17">Ultima ocorrência de um carácter </text:span></text:p>
      <text:p text:style-name="Standard">.slice(0, <text:span text:style-name="T17">0</text:span>) – <text:span text:style-name="T17">pega um pedaço de uma string definindo onde começa e onde termina.</text:span></text:p>
      <text:p text:style-name="P9"><text:span text:style-name="T12">.</text:span><text:span text:style-name="T13">replace( , ) - substituir um carácter por outro, no primeiro argumento passamos o carácter</text:span><text:span text:style-name="T13"> que será substituído no segundo o que substituirá</text:span></text:p>
      <text:p text:style-name="P10"><text:soft-page-break/><text:span text:style-name="T13">N</text:span><text:span text:style-name="T12">umbers</text:span></text:p>
      <text:p text:style-name="P10"><text:span text:style-name="T12"/></text:p>
      <text:p text:style-name="P11"><text:span text:style-name="T12"><text:tab/>O JavaScript respeita a ordem de precedência da matemática </text:span></text:p>
      <text:p text:style-name="P11"><text:span text:style-name="T12"><text:tab/>1° </text:span><text:span text:style-name="T15">Parenteses</text:span></text:p>
      <text:p text:style-name="P11"><text:span text:style-name="T12"><text:tab/>2° </text:span><text:span text:style-name="T15">Expoentes ou raízes</text:span></text:p>
      <text:p text:style-name="P11"><text:span text:style-name="T12"><text:tab/>3° </text:span><text:span text:style-name="T16">multiplicação e divisão</text:span></text:p>
      <text:p text:style-name="P11"><text:span text:style-name="T12"><text:tab/>4°</text:span><text:span text:style-name="T16">adição e subtração</text:span></text:p>
      <text:p text:style-name="P11"><text:span text:style-name="T16"/></text:p>
      <text:p text:style-name="P12"><text:span text:style-name="T16"/></text:p>
      <text:p text:style-name="P12"><text:span text:style-name="T16"/></text:p>
      <text:p text:style-name="P12"><text:span text:style-name="T16">T</text:span><text:span text:style-name="T12">emplates strings</text:span></text:p>
      <text:p text:style-name="P12"><text:span text:style-name="T12"><text:tab/>permite injetar variáveis dentro de uma string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2:39:08.889000000</meta:creation-date>
    <dc:date>2022-10-08T13:45:23.888000000</dc:date>
    <meta:editing-duration>PT1H25M17S</meta:editing-duration>
    <meta:editing-cycles>1</meta:editing-cycles>
    <meta:document-statistic meta:table-count="0" meta:image-count="0" meta:object-count="0" meta:page-count="2" meta:paragraph-count="33" meta:word-count="323" meta:character-count="2045" meta:non-whitespace-character-count="1733"/>
    <meta:generator>LibreOffice/7.3.2.2$Windows_X86_64 LibreOffice_project/49f2b1bff42cfccbd8f788c8dc32c1c309559be0</meta:generator>
  </office:meta>
</office:document-meta>
</file>